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CD000000EA3A95F97127D9877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0" style:family="table">
      <style:table-properties style:width="6.6868in" table:align="margins" style:writing-mode="lr-tb"/>
    </style:style>
    <style:style style:name="Table10.A" style:family="table-column">
      <style:table-column-properties style:column-width="3.3431in" style:rel-column-width="32767*"/>
    </style:style>
    <style:style style:name="Table10.B" style:family="table-column">
      <style:table-column-properties style:column-width="3.3438in" style:rel-column-width="3276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language="zxx" fo:country="none" style:language-asian="zxx" style:country-asian="non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officeooo:rsid="001f1d67" officeooo:paragraph-rsid="0015af97"/>
    </style:style>
    <style:style style:name="P4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font-weight="bold" officeooo:rsid="0021b642" officeooo:paragraph-rsid="0015af97" style:font-weight-asian="bold" style:font-weight-complex="bold"/>
    </style:style>
    <style:style style:name="P6" style:family="paragraph" style:parent-style-name="Standard">
      <style:text-properties fo:font-weight="bold" officeooo:rsid="001f1d67" officeooo:paragraph-rsid="0015af97" style:font-weight-asian="bold" style:font-weight-complex="bold"/>
    </style:style>
    <style:style style:name="P7" style:family="paragraph" style:parent-style-name="Standard">
      <style:text-properties fo:font-weight="bold" officeooo:rsid="001f1d67" officeooo:paragraph-rsid="001d7f47" style:font-weight-asian="bold" style:font-weight-complex="bold"/>
    </style:style>
    <style:style style:name="P8" style:family="paragraph" style:parent-style-name="Standard">
      <style:text-properties fo:font-weight="bold" officeooo:rsid="001fe16f" officeooo:paragraph-rsid="001fe16f" style:font-weight-asian="bold" style:font-weight-complex="bold"/>
    </style:style>
    <style:style style:name="P9" style:family="paragraph" style:parent-style-name="Standard">
      <style:text-properties fo:font-weight="bold" officeooo:rsid="001985bd" officeooo:paragraph-rsid="0022a6c3" style:font-weight-asian="bold" style:font-weight-complex="bold"/>
    </style:style>
    <style:style style:name="P10" style:family="paragraph" style:parent-style-name="Standard">
      <style:text-properties fo:font-weight="bold" officeooo:rsid="0027bbe7" officeooo:paragraph-rsid="0022a6c3" style:font-weight-asian="bold" style:font-weight-complex="bold"/>
    </style:style>
    <style:style style:name="P11" style:family="paragraph" style:parent-style-name="Standard">
      <style:text-properties fo:font-weight="bold" officeooo:rsid="00194eb0" officeooo:paragraph-rsid="0022a6c3" style:font-weight-asian="bold" style:font-weight-complex="bold"/>
    </style:style>
    <style:style style:name="P12" style:family="paragraph" style:parent-style-name="Standard">
      <style:text-properties fo:font-weight="bold" officeooo:rsid="002fcc51" officeooo:paragraph-rsid="0022a6c3" style:font-weight-asian="bold" style:font-weight-complex="bold"/>
    </style:style>
    <style:style style:name="P13" style:family="paragraph" style:parent-style-name="Standard">
      <style:text-properties officeooo:rsid="001f1d67" officeooo:paragraph-rsid="0015af97"/>
    </style:style>
    <style:style style:name="P14" style:family="paragraph" style:parent-style-name="Standard">
      <style:text-properties officeooo:rsid="0021f773" officeooo:paragraph-rsid="0020ef22"/>
    </style:style>
    <style:style style:name="P15" style:family="paragraph" style:parent-style-name="Standard">
      <style:text-properties officeooo:paragraph-rsid="0015af97"/>
    </style:style>
    <style:style style:name="P16" style:family="paragraph" style:parent-style-name="Standard">
      <style:text-properties fo:font-size="12pt" fo:font-weight="bold" officeooo:rsid="00235d05" officeooo:paragraph-rsid="00235d05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34d746" officeooo:paragraph-rsid="0022a6c3" style:font-weight-asian="bold" style:font-weight-complex="bold"/>
    </style:style>
    <style:style style:name="P18" style:family="paragraph" style:parent-style-name="Standard">
      <style:text-properties fo:font-size="12pt" fo:font-weight="normal" officeooo:rsid="0034d746" officeooo:paragraph-rsid="0022a6c3" style:font-weight-asian="normal" style:font-weight-complex="normal"/>
    </style:style>
    <style:style style:name="P19" style:family="paragraph" style:parent-style-name="Standard">
      <style:text-properties officeooo:rsid="00194eb0" officeooo:paragraph-rsid="0022a6c3"/>
    </style:style>
    <style:style style:name="P20" style:family="paragraph" style:parent-style-name="Standard">
      <style:text-properties officeooo:rsid="001985bd" officeooo:paragraph-rsid="0022a6c3"/>
    </style:style>
    <style:style style:name="P21" style:family="paragraph" style:parent-style-name="Standard">
      <style:text-properties officeooo:rsid="001b58da" officeooo:paragraph-rsid="0022a6c3"/>
    </style:style>
    <style:style style:name="P22" style:family="paragraph" style:parent-style-name="Standard">
      <style:text-properties fo:font-size="16pt" fo:font-weight="bold" officeooo:rsid="00335d4f" officeooo:paragraph-rsid="0022a6c3" style:font-weight-asian="bold" style:font-weight-complex="bold"/>
    </style:style>
    <style:style style:name="P23" style:family="paragraph" style:parent-style-name="Header">
      <style:paragraph-properties fo:text-align="start" style:justify-single-word="false" fo:orphans="2" fo:widows="2" fo:hyphenation-ladder-count="no-limit" style:writing-mode="lr-tb"/>
      <style:text-properties officeooo:paragraph-rsid="00235d05" fo:hyphenate="false" fo:hyphenation-remain-char-count="2" fo:hyphenation-push-char-count="2"/>
    </style:style>
    <style:style style:name="P24" style:family="paragraph" style:parent-style-name="Text_20_body"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text-align="start" style:justify-single-word="false"/>
      <style:text-properties style:font-name="Arial" fo:font-size="10pt" fo:font-weight="bold" officeooo:rsid="0023bdd3" officeooo:paragraph-rsid="0023bdd3" style:font-size-asian="10pt" style:font-weight-asian="bold" style:font-size-complex="10pt" style:font-weight-complex="bold"/>
    </style:style>
    <style:style style:name="P26" style:family="paragraph" style:parent-style-name="Text_20_body">
      <style:text-properties style:font-name="Arial" fo:font-size="10pt" fo:language="en" fo:country="US" fo:font-style="italic" fo:font-weight="bold" style:font-size-asian="10pt" style:language-asian="zxx" style:country-asian="none" style:font-style-asian="italic" style:font-weight-asian="bold" style:font-name-complex="Arial" style:font-size-complex="10pt" style:language-complex="ar" style:country-complex="SA" style:font-style-complex="italic" style:font-weight-complex="bold"/>
    </style:style>
    <style:style style:name="P27" style:family="paragraph" style:parent-style-name="Text_20_body">
      <style:text-properties officeooo:rsid="0023bdd3" officeooo:paragraph-rsid="0023bdd3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Text_20_body" style:master-page-name="Standard">
      <style:paragraph-properties fo:text-align="center" style:justify-single-word="false" style:page-number="auto"/>
      <style:text-properties style:font-name="Arial" fo:font-size="10pt" fo:font-weight="bold" style:font-size-asian="10pt" style:font-weight-asian="bold" style:font-size-complex="10pt" style:font-weight-complex="bold"/>
    </style:style>
    <style:style style:name="P30" style:family="paragraph" style:parent-style-name="Text_20_body">
      <style:text-properties officeooo:rsid="0023bdd3" officeooo:paragraph-rsid="0023bdd3"/>
    </style:style>
    <style:style style:name="P31" style:family="paragraph" style:parent-style-name="Text_20_body">
      <style:text-properties officeooo:rsid="0023bdd3" officeooo:paragraph-rsid="0027f85c"/>
    </style:style>
    <style:style style:name="P32" style:family="paragraph" style:parent-style-name="Text_20_body">
      <style:text-properties officeooo:paragraph-rsid="0027f85c"/>
    </style:style>
    <style:style style:name="P33" style:family="paragraph" style:parent-style-name="Text_20_body">
      <style:text-properties officeooo:rsid="00280c93" officeooo:paragraph-rsid="00280c93"/>
    </style:style>
    <style:style style:name="P34" style:family="paragraph" style:parent-style-name="Text_20_body">
      <style:text-properties style:font-name="Arial" fo:font-size="10pt" fo:font-weight="bold" style:font-size-asian="10pt" style:font-weight-asian="bold" style:font-size-complex="10pt" style:font-weight-complex="bold"/>
    </style:style>
    <style:style style:name="P35" style:family="paragraph" style:parent-style-name="Standard" style:list-style-name="L1">
      <style:text-properties officeooo:rsid="00194eb0" officeooo:paragraph-rsid="0022a6c3"/>
    </style:style>
    <style:style style:name="P36" style:family="paragraph" style:parent-style-name="Standard" style:list-style-name="L1">
      <style:text-properties officeooo:rsid="001985bd" officeooo:paragraph-rsid="0022a6c3"/>
    </style:style>
    <style:style style:name="P37" style:family="paragraph" style:parent-style-name="Standard" style:list-style-name="L2">
      <style:text-properties officeooo:rsid="001985bd" officeooo:paragraph-rsid="0022a6c3"/>
    </style:style>
    <style:style style:name="P38" style:family="paragraph" style:parent-style-name="Standard" style:list-style-name="L2">
      <style:text-properties officeooo:rsid="001b58da" officeooo:paragraph-rsid="0022a6c3"/>
    </style:style>
    <style:style style:name="P39" style:family="paragraph" style:parent-style-name="Standard" style:list-style-name="L1">
      <style:text-properties officeooo:rsid="001b58da" officeooo:paragraph-rsid="0022a6c3"/>
    </style:style>
    <style:style style:name="P40" style:family="paragraph" style:parent-style-name="Standard" style:list-style-name="L1">
      <style:text-properties officeooo:rsid="001cce9a" officeooo:paragraph-rsid="0022a6c3"/>
    </style:style>
    <style:style style:name="P41" style:family="paragraph" style:parent-style-name="Standard">
      <style:text-properties officeooo:rsid="001cce9a" officeooo:paragraph-rsid="0022a6c3"/>
    </style:style>
    <style:style style:name="P42" style:family="paragraph" style:parent-style-name="Standard" style:list-style-name="L1">
      <style:text-properties officeooo:rsid="002183d5" officeooo:paragraph-rsid="0022a6c3"/>
    </style:style>
    <style:style style:name="P43" style:family="paragraph" style:parent-style-name="Standard" style:list-style-name="L1">
      <style:text-properties officeooo:rsid="00242fdf" officeooo:paragraph-rsid="0022a6c3"/>
    </style:style>
    <style:style style:name="P44" style:family="paragraph" style:parent-style-name="Standard" style:list-style-name="L1">
      <style:text-properties fo:font-weight="normal" officeooo:rsid="00242fdf" officeooo:paragraph-rsid="0022a6c3" style:font-weight-asian="normal" style:font-weight-complex="normal"/>
    </style:style>
    <style:style style:name="P45" style:family="paragraph" style:parent-style-name="Standard" style:list-style-name="L1">
      <style:text-properties fo:font-weight="normal" officeooo:rsid="00245c8c" officeooo:paragraph-rsid="0022a6c3" style:font-weight-asian="normal" style:font-weight-complex="normal"/>
    </style:style>
    <style:style style:name="P46" style:family="paragraph" style:parent-style-name="Standard" style:list-style-name="L1">
      <style:text-properties fo:font-weight="normal" officeooo:rsid="0024923f" officeooo:paragraph-rsid="0022a6c3" style:font-weight-asian="normal" style:font-weight-complex="normal"/>
    </style:style>
    <style:style style:name="P47" style:family="paragraph" style:parent-style-name="Standard" style:list-style-name="L3">
      <style:text-properties fo:font-weight="normal" officeooo:rsid="0027bbe7" officeooo:paragraph-rsid="0022a6c3" style:font-weight-asian="normal" style:font-weight-complex="normal"/>
    </style:style>
    <style:style style:name="P48" style:family="paragraph" style:parent-style-name="Standard" style:list-style-name="L4">
      <style:text-properties fo:font-weight="normal" officeooo:rsid="0027bbe7" officeooo:paragraph-rsid="0022a6c3" style:font-weight-asian="normal" style:font-weight-complex="normal"/>
    </style:style>
    <style:style style:name="P49" style:family="paragraph" style:parent-style-name="Standard" style:list-style-name="L4">
      <style:text-properties fo:font-weight="normal" officeooo:rsid="00296669" officeooo:paragraph-rsid="0022a6c3" style:font-weight-asian="normal" style:font-weight-complex="normal"/>
    </style:style>
    <style:style style:name="P50" style:family="paragraph" style:parent-style-name="Standard" style:list-style-name="L4">
      <style:text-properties fo:font-weight="normal" officeooo:rsid="002a253d" officeooo:paragraph-rsid="0022a6c3" style:font-weight-asian="normal" style:font-weight-complex="normal"/>
    </style:style>
    <style:style style:name="P51" style:family="paragraph" style:parent-style-name="Standard" style:list-style-name="L4">
      <style:text-properties fo:font-weight="normal" officeooo:rsid="002bbd02" officeooo:paragraph-rsid="0022a6c3" style:font-weight-asian="normal" style:font-weight-complex="normal"/>
    </style:style>
    <style:style style:name="P52" style:family="paragraph" style:parent-style-name="Standard" style:list-style-name="L4">
      <style:text-properties fo:font-weight="normal" officeooo:rsid="002c3e4f" officeooo:paragraph-rsid="0022a6c3" style:font-weight-asian="normal" style:font-weight-complex="normal"/>
    </style:style>
    <style:style style:name="P53" style:family="paragraph" style:parent-style-name="Standard" style:list-style-name="L4">
      <style:text-properties fo:font-weight="normal" officeooo:rsid="002f1c5b" officeooo:paragraph-rsid="0022a6c3" style:font-weight-asian="normal" style:font-weight-complex="normal"/>
    </style:style>
    <style:style style:name="P54" style:family="paragraph" style:parent-style-name="Standard" style:list-style-name="L1">
      <style:text-properties fo:font-weight="normal" officeooo:rsid="001985bd" officeooo:paragraph-rsid="0022a6c3" style:font-weight-asian="normal" style:font-weight-complex="normal"/>
    </style:style>
    <style:style style:name="P55" style:family="paragraph" style:parent-style-name="Standard" style:list-style-name="L1">
      <style:text-properties fo:font-weight="normal" officeooo:rsid="00327163" officeooo:paragraph-rsid="0022a6c3" style:font-weight-asian="normal" style:font-weight-complex="normal"/>
    </style:style>
    <style:style style:name="P56" style:family="paragraph" style:parent-style-name="Standard" style:list-style-name="L6">
      <style:text-properties fo:font-weight="normal" officeooo:rsid="00327163" officeooo:paragraph-rsid="0022a6c3" style:font-weight-asian="normal" style:font-weight-complex="normal"/>
    </style:style>
    <style:style style:name="P57" style:family="paragraph" style:parent-style-name="Standard">
      <style:text-properties fo:font-weight="normal" officeooo:rsid="00327163" officeooo:paragraph-rsid="0022a6c3" style:font-weight-asian="normal" style:font-weight-complex="normal"/>
    </style:style>
    <style:style style:name="P58" style:family="paragraph" style:parent-style-name="Standard">
      <style:text-properties fo:font-weight="normal" officeooo:rsid="002fcc51" officeooo:paragraph-rsid="0022a6c3" style:font-weight-asian="normal" style:font-weight-complex="normal"/>
    </style:style>
    <style:style style:name="P59" style:family="paragraph" style:parent-style-name="Standard" style:list-style-name="L1">
      <style:text-properties fo:font-weight="normal" officeooo:rsid="002668a8" officeooo:paragraph-rsid="002668a8" style:font-weight-asian="normal" style:font-weight-complex="normal"/>
    </style:style>
    <style:style style:name="P60" style:family="paragraph" style:parent-style-name="Standard" style:list-style-name="L1">
      <style:text-properties fo:font-weight="normal" officeooo:rsid="0027f85c" officeooo:paragraph-rsid="0027f85c" style:font-weight-asian="normal" style:font-weight-complex="normal"/>
    </style:style>
    <style:style style:name="P61" style:family="paragraph" style:parent-style-name="Standard" style:list-style-name="L4">
      <style:text-properties officeooo:rsid="002a253d" officeooo:paragraph-rsid="0022a6c3"/>
    </style:style>
    <style:style style:name="P62" style:family="paragraph" style:parent-style-name="Standard" style:list-style-name="L4">
      <style:text-properties officeooo:rsid="002bbd02" officeooo:paragraph-rsid="0022a6c3"/>
    </style:style>
    <style:style style:name="P63" style:family="paragraph" style:parent-style-name="Standard" style:list-style-name="L4">
      <style:text-properties officeooo:rsid="002c3e4f" officeooo:paragraph-rsid="0022a6c3"/>
    </style:style>
    <style:style style:name="P64" style:family="paragraph" style:parent-style-name="Standard" style:list-style-name="L4">
      <style:text-properties fo:font-style="italic" fo:font-weight="normal" officeooo:rsid="002d43aa" officeooo:paragraph-rsid="0022a6c3" style:font-style-asian="italic" style:font-weight-asian="normal" style:font-style-complex="italic" style:font-weight-complex="normal"/>
    </style:style>
    <style:style style:name="P65" style:family="paragraph" style:parent-style-name="Standard" style:list-style-name="L4">
      <style:text-properties officeooo:rsid="002f1c5b" officeooo:paragraph-rsid="0022a6c3"/>
    </style:style>
    <style:style style:name="P66" style:family="paragraph" style:parent-style-name="Standard" style:list-style-name="L4">
      <style:text-properties fo:font-size="12pt" fo:font-weight="normal" officeooo:rsid="002fcc51" officeooo:paragraph-rsid="0022a6c3" style:font-weight-asian="normal" style:font-weight-complex="normal"/>
    </style:style>
    <style:style style:name="P67" style:family="paragraph" style:parent-style-name="Standard" style:list-style-name="L4">
      <style:text-properties fo:font-size="12pt" fo:font-weight="normal" officeooo:rsid="002bbd02" officeooo:paragraph-rsid="0022a6c3" style:font-weight-asian="normal" style:font-weight-complex="normal"/>
    </style:style>
    <style:style style:name="P68" style:family="paragraph" style:parent-style-name="Standard" style:list-style-name="L5">
      <style:text-properties fo:font-size="12pt" fo:font-weight="normal" officeooo:rsid="002c3e4f" officeooo:paragraph-rsid="0022a6c3" style:font-weight-asian="normal" style:font-weight-complex="normal"/>
    </style:style>
    <style:style style:name="P69" style:family="paragraph" style:parent-style-name="Standard" style:list-style-name="L1">
      <style:text-properties fo:font-size="12pt" fo:font-weight="normal" officeooo:rsid="00327163" officeooo:paragraph-rsid="0022a6c3" style:font-weight-asian="normal" style:font-weight-complex="normal"/>
    </style:style>
    <style:style style:name="P70" style:family="paragraph" style:parent-style-name="Standard" style:list-style-name="L7">
      <style:text-properties fo:font-size="12pt" fo:font-weight="normal" officeooo:rsid="0034d746" officeooo:paragraph-rsid="0022a6c3" style:font-weight-asian="normal" style:font-weight-complex="normal"/>
    </style:style>
    <style:style style:name="P71" style:family="paragraph" style:parent-style-name="Standard" style:list-style-name="L8">
      <style:text-properties fo:font-size="12pt" fo:font-weight="normal" officeooo:rsid="0034d746" officeooo:paragraph-rsid="0022a6c3" style:font-weight-asian="normal" style:font-weight-complex="normal"/>
    </style:style>
    <style:style style:name="P72" style:family="paragraph" style:parent-style-name="Standard" style:list-style-name="L8">
      <style:text-properties fo:font-size="12pt" fo:font-weight="normal" officeooo:rsid="00353556" officeooo:paragraph-rsid="0022a6c3" style:font-weight-asian="normal" style:font-weight-complex="normal"/>
    </style:style>
    <style:style style:name="P73" style:family="paragraph" style:parent-style-name="Standard" style:list-style-name="L8">
      <style:text-properties fo:font-size="12pt" fo:font-weight="normal" officeooo:rsid="00235d05" officeooo:paragraph-rsid="00235d05" style:font-weight-asian="normal" style:font-weight-complex="normal"/>
    </style:style>
    <style:style style:name="P74" style:family="paragraph" style:parent-style-name="Standard">
      <style:text-properties fo:font-size="18pt" fo:font-weight="bold" officeooo:rsid="002fcc51" officeooo:paragraph-rsid="0022a6c3" style:font-weight-asian="bold" style:font-weight-complex="bold"/>
    </style:style>
    <style:style style:name="P75" style:family="paragraph" style:parent-style-name="Standard" style:list-style-name="L2">
      <style:text-properties officeooo:rsid="0025426b" officeooo:paragraph-rsid="0025426b"/>
    </style:style>
    <style:style style:name="P76" style:family="paragraph" style:parent-style-name="Standard" style:list-style-name="L1">
      <style:text-properties officeooo:rsid="0025426b" officeooo:paragraph-rsid="0025426b"/>
    </style:style>
    <style:style style:name="P77" style:family="paragraph" style:parent-style-name="Standard" style:list-style-name="L1">
      <style:text-properties officeooo:rsid="002668a8" officeooo:paragraph-rsid="002668a8"/>
    </style:style>
    <style:style style:name="P78" style:family="paragraph" style:parent-style-name="Standard">
      <style:text-properties officeooo:paragraph-rsid="0027f85c"/>
    </style:style>
    <style:style style:name="P79" style:family="paragraph" style:parent-style-name="Standard">
      <style:text-properties fo:font-weight="bold" officeooo:paragraph-rsid="0027f85c" style:font-weight-asian="bold" style:font-weight-complex="bold"/>
    </style:style>
    <style:style style:name="T1" style:family="text">
      <style:text-properties fo:color="#808080" style:font-name="Arial" fo:font-size="9pt" style:font-size-asian="9pt" style:font-name-complex="Arial" style:font-size-complex="9pt"/>
    </style:style>
    <style:style style:name="T2" style:family="text">
      <style:text-properties fo:color="#808080" style:font-name="Arial" fo:font-size="9pt" fo:language="zxx" fo:country="none" fo:font-weight="normal" style:font-name-asian="Times New Roman" style:font-size-asian="9pt" style:language-asian="zxx" style:country-asian="none" style:font-weight-asian="normal" style:font-name-complex="Arial" style:font-size-complex="9pt" style:language-complex="ar" style:country-complex="SA" style:font-weight-complex="normal"/>
    </style:style>
    <style:style style:name="T3" style:family="text">
      <style:text-properties fo:color="#808080" style:font-name="Arial" fo:font-size="9pt" fo:language="zxx" fo:country="none" fo:font-weight="normal" officeooo:rsid="00235d05" style:font-name-asian="Times New Roman" style:font-size-asian="9pt" style:language-asian="zxx" style:country-asian="none" style:font-weight-asian="normal" style:font-name-complex="Arial" style:font-size-complex="9pt" style:language-complex="ar" style:country-complex="SA" style:font-weight-complex="normal"/>
    </style:style>
    <style:style style:name="T4" style:family="text">
      <style:text-properties fo:color="#808080" style:font-name="Arial" fo:font-size="9pt" fo:language="zxx" fo:country="none" fo:font-weight="normal" officeooo:rsid="002bc24a" style:font-name-asian="Times New Roman" style:font-size-asian="9pt" style:language-asian="zxx" style:country-asian="none" style:font-weight-asian="normal" style:font-name-complex="Arial" style:font-size-complex="9pt" style:language-complex="ar" style:country-complex="SA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4923f" style:font-weight-asian="normal" style:font-weight-complex="normal"/>
    </style:style>
    <style:style style:name="T8" style:family="text">
      <style:text-properties fo:font-weight="normal" officeooo:rsid="00224c64" style:font-weight-asian="normal" style:font-weight-complex="normal"/>
    </style:style>
    <style:style style:name="T9" style:family="text">
      <style:text-properties fo:font-weight="normal" officeooo:rsid="00296669" style:font-weight-asian="normal" style:font-weight-complex="normal"/>
    </style:style>
    <style:style style:name="T10" style:family="text">
      <style:text-properties fo:font-weight="normal" officeooo:rsid="002bbd02" style:font-weight-asian="normal" style:font-weight-complex="normal"/>
    </style:style>
    <style:style style:name="T11" style:family="text">
      <style:text-properties fo:font-weight="normal" officeooo:rsid="002d43aa" style:font-weight-asian="normal" style:font-weight-complex="normal"/>
    </style:style>
    <style:style style:name="T12" style:family="text">
      <style:text-properties fo:font-weight="normal" officeooo:rsid="002f1c5b" style:font-weight-asian="normal" style:font-weight-complex="normal"/>
    </style:style>
    <style:style style:name="T13" style:family="text">
      <style:text-properties fo:font-weight="normal" officeooo:rsid="002c3e4f" style:font-weight-asian="normal" style:font-weight-complex="normal"/>
    </style:style>
    <style:style style:name="T14" style:family="text">
      <style:text-properties fo:font-weight="normal" officeooo:rsid="0027f85c" style:font-weight-asian="normal" style:font-weight-complex="normal"/>
    </style:style>
    <style:style style:name="T15" style:family="text">
      <style:text-properties fo:font-weight="normal" officeooo:rsid="001fe16f" style:font-weight-asian="normal" style:font-weight-complex="normal"/>
    </style:style>
    <style:style style:name="T16" style:family="text">
      <style:text-properties fo:font-weight="normal" officeooo:rsid="0020ef22" style:font-weight-asian="normal" style:font-weight-complex="normal"/>
    </style:style>
    <style:style style:name="T17" style:family="text">
      <style:text-properties fo:font-weight="normal" officeooo:rsid="00280c93" style:font-weight-asian="normal" style:font-weight-complex="normal"/>
    </style:style>
    <style:style style:name="T18" style:family="text">
      <style:text-properties officeooo:rsid="001985bd"/>
    </style:style>
    <style:style style:name="T19" style:family="text">
      <style:text-properties fo:font-size="12pt" officeooo:rsid="001985bd" style:font-size-asian="12pt" style:font-size-complex="12pt"/>
    </style:style>
    <style:style style:name="T20" style:family="text">
      <style:text-properties fo:font-size="12pt" officeooo:rsid="00235d05" style:font-size-asian="12pt" style:font-size-complex="12pt"/>
    </style:style>
    <style:style style:name="T21" style:family="text">
      <style:text-properties fo:font-size="12pt" fo:font-weight="normal" officeooo:rsid="002fcc51" style:font-weight-asian="normal" style:font-weight-complex="normal"/>
    </style:style>
    <style:style style:name="T22" style:family="text">
      <style:text-properties fo:font-size="12pt" fo:font-weight="bold" officeooo:rsid="002fcc51" style:font-weight-asian="bold" style:font-weight-complex="bold"/>
    </style:style>
    <style:style style:name="T23" style:family="text">
      <style:text-properties officeooo:rsid="001fe16f"/>
    </style:style>
    <style:style style:name="T24" style:family="text">
      <style:text-properties officeooo:rsid="0020ef22"/>
    </style:style>
    <style:style style:name="T25" style:family="text">
      <style:text-properties officeooo:rsid="002183d5"/>
    </style:style>
    <style:style style:name="T26" style:family="text">
      <style:text-properties officeooo:rsid="001f1cb3"/>
    </style:style>
    <style:style style:name="T27" style:family="text">
      <style:text-properties officeooo:rsid="001cce9a"/>
    </style:style>
    <style:style style:name="T28" style:family="text">
      <style:text-properties officeooo:rsid="00224c64"/>
    </style:style>
    <style:style style:name="T29" style:family="text">
      <style:text-properties officeooo:rsid="0027bbe7"/>
    </style:style>
    <style:style style:name="T30" style:family="text">
      <style:text-properties officeooo:rsid="00275502"/>
    </style:style>
    <style:style style:name="T31" style:family="text">
      <style:text-properties fo:font-size="18pt" fo:font-weight="bold" style:font-weight-asian="bold" style:font-weight-complex="bold"/>
    </style:style>
    <style:style style:name="T32" style:family="text">
      <style:text-properties fo:font-size="18pt" fo:font-weight="bold" officeooo:rsid="00327163" style:font-weight-asian="bold" style:font-weight-complex="bold"/>
    </style:style>
    <style:style style:name="T33" style:family="text">
      <style:text-properties officeooo:rsid="00309036"/>
    </style:style>
    <style:style style:name="T34" style:family="text">
      <style:text-properties officeooo:rsid="0034d746"/>
    </style:style>
    <style:style style:name="T35" style:family="text">
      <style:text-properties officeooo:rsid="0025426b"/>
    </style:style>
    <style:style style:name="T36" style:family="text">
      <style:text-properties officeooo:rsid="0027f85c"/>
    </style:style>
    <style:style style:name="fr1" style:family="graphic" style:parent-style-name="Graphics">
      <style:graphic-properties fo:margin-left="0in" fo:margin-right="0in" style:vertical-pos="top" style:vertical-rel="line" style:horizontal-pos="center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 style:mirror="none" fo:clip="rect(0in, 0in, 0in, 0.6547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15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">Department</text:p>
          </table:table-cell>
          <table:table-cell table:style-name="Table10.B1" office:value-type="string">
            <text:p text:style-name="P5">Operations Support <text:span text:style-name="T24">&amp; Deployment</text:span></text:p>
          </table:table-cell>
        </table:table-row>
        <table:table-row>
          <table:table-cell table:style-name="Table10.A2" office:value-type="string">
            <text:p text:style-name="P3">SOP Title</text:p>
          </table:table-cell>
          <table:table-cell table:style-name="Table10.B2" office:value-type="string">
            <text:p text:style-name="P16">RECOVERY PROCEDURE</text:p>
          </table:table-cell>
        </table:table-row>
      </table:table>
      <text:p text:style-name="P15"/>
      <text:p text:style-name="P15"/>
      <text:p text:style-name="P7"><text:span text:style-name="T19">RECOVERY </text:span><text:span text:style-name="T20">PROCEDURE</text:span><text:span text:style-name="T19"> </text:span>SOP</text:p>
      <text:p text:style-name="P13"/>
      <text:p text:style-name="P6">Purpose</text:p>
      <text:p text:style-name="P6"/>
      <text:p text:style-name="P13">The purpose of this document is to <text:span text:style-name="T23">assist in the recovery of a system in the case of an unexpected failure or shutdown.</text:span></text:p>
      <text:p text:style-name="P13"/>
      <text:p text:style-name="P14">All members of the department are responsible for regularly reviewing the SOP. Any individual affected by the SOP may bring forward recommendations for the additions <text:s/>and revision of the SOP.</text:p>
      <text:p text:style-name="P13"/>
      <text:p text:style-name="P8">Targeted users</text:p>
      <text:p text:style-name="P78"><text:span text:style-name="T15">This SOP is aimed at </text:span><text:span text:style-name="T16">all personnel within the department. </text:span></text:p>
      <text:p text:style-name="P78"><text:span text:style-name="T16"/></text:p>
      <text:p text:style-name="P78"><text:span text:style-name="T16"/></text:p>
      <text:p text:style-name="P79">ABBREVIATIONS &amp; ACRONYMS</text:p>
      <text:p text:style-name="P31">BDE – Back Data Entry</text:p>
      <text:p text:style-name="P31">HDD – Hard Disk Drive</text:p>
      <text:p text:style-name="P31">MySQL - <text:s/>My Structured Query Language</text:p>
      <text:p text:style-name="P31">HTTP – Hypertext Transfer Protocol</text:p>
      <text:p text:style-name="P32"><text:span text:style-name="T35">fsck – File system check</text:span></text:p>
      <text:p text:style-name="P33"/>
      <text:p text:style-name="P25"/>
      <text:h text:style-name="P28" text:outline-level="1">SYSTEM <text:span text:style-name="T18">RECOVERY</text:span></text:h>
      <text:p text:style-name="P11">Introduction</text:p>
      <text:p text:style-name="P19">For system recovery the following equipment is needed</text:p>
      <text:list xml:id="list3093612026685561297" text:style-name="L1">
        <text:list-item>
          <text:p text:style-name="P35">Monitor</text:p>
        </text:list-item>
        <text:list-item>
          <text:p text:style-name="P35">Keyboard</text:p>
        </text:list-item>
        <text:list-item>
          <text:p text:style-name="P35">Flash drive with Ubuntu desktop and clonezilla</text:p>
        </text:list-item>
        <text:list-item>
          <text:p text:style-name="P35">laptop</text:p>
        </text:list-item>
        <text:list-item>
          <text:p text:style-name="P35">Screw drivers</text:p>
        </text:list-item>
        <text:list-item>
          <text:p text:style-name="P36">Network cable</text:p>
        </text:list-item>
      </text:list>
      <text:p text:style-name="P19"/>
      <text:p text:style-name="P20">S<text:span text:style-name="T5">ystem Failure Scenarios</text:span></text:p>
      <text:list xml:id="list8230472868800257024" text:style-name="L2">
        <text:list-item>
          <text:p text:style-name="P37">MySQL crashing</text:p>
        </text:list-item>
        <text:list-item>
          <text:p text:style-name="P38">MySQL core tables crashing</text:p>
        </text:list-item>
        <text:list-item>
          <text:p text:style-name="P38">http error 500</text:p>
        </text:list-item>
        <text:list-item>
          <text:p text:style-name="P38"><text:span text:style-name="T36">A</text:span>pplication errors (helpdesk message pop-up)</text:p>
        </text:list-item>
        <text:list-item>
          <text:p text:style-name="P75">HDD partition full</text:p>
        </text:list-item>
      </text:list>
      <text:p text:style-name="P19"/>
      <text:p text:style-name="P9">Steps to be taken</text:p>
      <text:list xml:id="list101745308598999" text:continue-list="list3093612026685561297" text:style-name="L1">
        <text:list-item>
          <text:p text:style-name="P39">MySQL Crashing</text:p>
          <text:list>
            <text:list-item>
              <text:p text:style-name="P39"><text:span text:style-name="T25">G</text:span>o to terminal <text:span text:style-name="T26">and log into server</text:span></text:p>
            </text:list-item>
            <text:list-item>
              <text:p text:style-name="P40">Check the backup directory for all the latest datasets dumps and copy them to your laptop</text:p>
            </text:list-item>
            <text:list-item>
              <text:p text:style-name="P39">Check and clear disk space; Restart MySQL daemon <text:span text:style-name="T27">using:</text:span></text:p>
              <text:list>
                <text:list-item>
                  <text:p text:style-name="P40">sudo service MySQL restart</text:p>
                </text:list-item>
              </text:list>
            </text:list-item>
            <text:list-item>
              <text:p text:style-name="P39">if still malfunctioning cross check error online (MySQL support website)</text:p>
            </text:list-item>
            <text:list-item>
              <text:p text:style-name="P40">if still not unable to resolve consult a colleague</text:p>
            </text:list-item>
          </text:list>
        </text:list-item>
      </text:list>
      <text:p text:style-name="P21"><text:tab/><text:span text:style-name="T27">N.B: Reinstalling MySQL should be the last resort</text:span></text:p>
      <text:p text:style-name="P41"><text:s/></text:p>
      <text:list xml:id="list101746351239193" text:continue-numbering="true" text:style-name="L1">
        <text:list-item>
          <text:p text:style-name="P39">MySQL core tables crashing</text:p>
          <text:list>
            <text:list-item>
              <text:p text:style-name="P39"><text:span text:style-name="T25">G</text:span>o to terminal <text:span text:style-name="T26">and log into server</text:span></text:p>
              <text:list>
                <text:list-item>
                  <text:p text:style-name="P39">Run the following command:</text:p>
                  <text:list>
                    <text:list-item>
                      <text:p text:style-name="P39">MySQLcheck –auto-repair -A -u root -proot</text:p>
                    </text:list-item>
                  </text:list>
                </text:list-item>
                <text:list-item>
                  <text:p text:style-name="P39">Log into MySQL and run the following command</text:p>
                  <text:list>
                    <text:list-item>
                      <text:p text:style-name="P39">repair table *DATABASENAME*.*TABLENAME*;</text:p>
                    </text:list-item>
                  </text:list>
                </text:list-item>
              </text:list>
            </text:list-item>
            <text:list-item>
              <text:p text:style-name="P40">if still not unable to resolve consult a colleague</text:p>
            </text:list-item>
          </text:list>
        </text:list-item>
        <text:list-item>
          <text:p text:style-name="P39">HTTP error 500 <text:span text:style-name="T28">(arises from ruby on rails dependency deficiencies)</text:span></text:p>
          <text:list>
            <text:list-item>
              <text:p text:style-name="P39"><text:span text:style-name="T25">G</text:span>o to terminal <text:span text:style-name="T26">and log into server</text:span></text:p>
            </text:list-item>
            <text:list-item>
              <text:p text:style-name="P42">View the last lines of nginx error log in real time by using the following command:</text:p>
              <text:list>
                <text:list-item>
                  <text:p text:style-name="P42">sudo tail -f /op<text:tab/>t/nginx/log/error.log</text:p>
                </text:list-item>
                <text:list-item>
                  <text:p text:style-name="P42">refresh the application page on your laptop and check what error is indicated on the log</text:p>
                </text:list-item>
                <text:list-item>
                  <text:p text:style-name="P42"><text:soft-page-break/>resolve the error </text:p>
                </text:list-item>
                <text:list-item>
                  <text:p text:style-name="P42"><text:span text:style-name="T28">otherwise</text:span> co<text:span text:style-name="T28">ntact</text:span> <text:span text:style-name="T28">support</text:span> <text:span text:style-name="T28">office</text:span></text:p>
                </text:list-item>
              </text:list>
            </text:list-item>
          </text:list>
        </text:list-item>
        <text:list-item>
          <text:p text:style-name="P43">Application errors (helpdesk message pop up)</text:p>
          <text:list>
            <text:list-item>
              <text:p text:style-name="P43">They are two approaches to these errors:</text:p>
              <text:list>
                <text:list-item>
                  <text:p text:style-name="P43">View the error indicated immediately below the <text:span text:style-name="T6">hyperlink options</text:span></text:p>
                  <text:list>
                    <text:list-item>
                      <text:p text:style-name="P44">resolve the error</text:p>
                    </text:list-item>
                    <text:list-item>
                      <text:p text:style-name="P44">otherwise contact support office</text:p>
                    </text:list-item>
                  </text:list>
                </text:list-item>
                <text:list-item>
                  <text:p text:style-name="P45">View the production log file for the application</text:p>
                </text:list-item>
                <text:list-item>
                  <text:p text:style-name="P46">Change into the application’s directory</text:p>
                  <text:list>
                    <text:list-item>
                      <text:p text:style-name="P42">tail -f <text:span text:style-name="T7">log</text:span>/<text:span text:style-name="T7">production</text:span>.log</text:p>
                    </text:list-item>
                    <text:list-item>
                      <text:p text:style-name="P42">refresh the application page on your laptop and check what error is indicated on the log</text:p>
                    </text:list-item>
                    <text:list-item>
                      <text:p text:style-name="P42">resolve the error </text:p>
                    </text:list-item>
                    <text:list-item>
                      <text:p text:style-name="P42"><text:span text:style-name="T8">otherwise</text:span><text:span text:style-name="T6"> co</text:span><text:span text:style-name="T8">ntact</text:span><text:span text:style-name="T6"> </text:span><text:span text:style-name="T8">support</text:span><text:span text:style-name="T6"> </text:span><text:span text:style-name="T8">office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6"><text:span text:style-name="T8">H</text:span><text:span text:style-name="T6">DD partition full </text:span></text:p>
          <text:list>
            <text:list-item>
              <text:p text:style-name="P76"><text:span text:style-name="T17">Check space of HDD ; </text:span><text:span text:style-name="T6">df -h. </text:span></text:p>
            </text:list-item>
            <text:list-item>
              <text:p text:style-name="P77"><text:span text:style-name="T14">Re</text:span><text:span text:style-name="T6">boot </text:span><text:span text:style-name="T14">with</text:span><text:span text:style-name="T6"> ubuntu start updisk</text:span></text:p>
            </text:list-item>
            <text:list-item>
              <text:p text:style-name="P77"><text:span text:style-name="T14">U</text:span><text:span text:style-name="T6">se gparted to resize </text:span></text:p>
            </text:list-item>
            <text:list-item>
              <text:p text:style-name="P77"><text:span text:style-name="T14">S</text:span><text:span text:style-name="T6">elect targeted HDD in the disks dropdown</text:span></text:p>
            </text:list-item>
            <text:list-item>
              <text:p text:style-name="P59"><text:span text:style-name="T36">R</text:span>ight click on targeted partition</text:p>
            </text:list-item>
            <text:list-item>
              <text:p text:style-name="P59"><text:span text:style-name="T36">S</text:span>elect Resize/Move</text:p>
            </text:list-item>
            <text:list-item>
              <text:p text:style-name="P60">Then follow on screen instructions to increase the size of the partition</text:p>
            </text:list-item>
          </text:list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Heading_20_1" text:outline-level="1">SERVER <text:span text:style-name="T29">FAILURE</text:span></text:h>
      <text:p text:style-name="P19">Introduction</text:p>
      <text:p text:style-name="P19">For s<text:span text:style-name="T30">erver</text:span> recovery the following equipment is needed</text:p>
      <text:list xml:id="list101746041601133" text:continue-numbering="true" text:style-name="L1">
        <text:list-item>
          <text:p text:style-name="P35">Monitor</text:p>
        </text:list-item>
        <text:list-item>
          <text:p text:style-name="P35">Keyboard</text:p>
        </text:list-item>
        <text:list-item>
          <text:p text:style-name="P35">Flash drive with Ubuntu desktop and clonezilla</text:p>
        </text:list-item>
        <text:list-item>
          <text:p text:style-name="P35">laptop</text:p>
        </text:list-item>
        <text:list-item>
          <text:p text:style-name="P35">Screw drivers</text:p>
        </text:list-item>
        <text:list-item>
          <text:p text:style-name="P36">Network cable</text:p>
        </text:list-item>
      </text:list>
      <text:p text:style-name="P19"/>
      <text:p text:style-name="P9">S<text:span text:style-name="T29">erver</text:span> Failure Scenarios</text:p>
      <text:list xml:id="list5645815034400914585" text:style-name="L3">
        <text:list-item>
          <text:p text:style-name="P47">Power Failure</text:p>
        </text:list-item>
        <text:list-item>
          <text:p text:style-name="P47">Boot failure</text:p>
        </text:list-item>
        <text:list-item>
          <text:p text:style-name="P47">Login Failure</text:p>
        </text:list-item>
        <text:list-item>
          <text:p text:style-name="P47">Corrupted file system</text:p>
        </text:list-item>
      </text:list>
      <text:p text:style-name="P10"/>
      <text:p text:style-name="P10">Steps to be taken</text:p>
      <text:list xml:id="list1190699795457292845" text:style-name="L4">
        <text:list-item>
          <text:p text:style-name="P48">Power Failure</text:p>
          <text:list>
            <text:list-item>
              <text:p text:style-name="P48">Check if the power indicator is lit</text:p>
            </text:list-item>
            <text:list-item>
              <text:p text:style-name="P48">If not on</text:p>
              <text:list>
                <text:list-item>
                  <text:p text:style-name="P48">check if the power module is lit (if installed inside server) </text:p>
                  <text:list>
                    <text:list-item>
                      <text:p text:style-name="P49">if it’s on collect the server for repairs</text:p>
                    </text:list-item>
                    <text:list-item>
                      <text:p text:style-name="P49">if it’s off check if power backup is functioning properly (refer to power SOP)</text:p>
                    </text:list-item>
                  </text:list>
                </text:list-item>
                <text:list-item>
                  <text:p text:style-name="P49">check if server power supply is lit (if power module not installed inside server)</text:p>
                  <text:list>
                    <text:list-item>
                      <text:p text:style-name="P50">if it’s on collect the server for repairs</text:p>
                    </text:list-item>
                    <text:list-item>
                      <text:p text:style-name="P61"><text:span text:style-name="T6">if its off check the power </text:span><text:span text:style-name="T9">backup is functioning properly (refer to power SOP)</text:span></text:p>
                      <text:list>
                        <text:list-item>
                          <text:p text:style-name="P61"><text:span text:style-name="T9">i</text:span><text:span text:style-name="T6">f </text:span><text:span text:style-name="T10">power back-up</text:span><text:span text:style-name="T6"> functionality is normal collect server power supply for repairs</text:span></text:p>
                        </text:list-item>
                        <text:list-item>
                          <text:p text:style-name="P51">Report to hardware &amp; networks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51"/>
          <text:p text:style-name="P51"/>
          <text:p text:style-name="P51"/>
          <text:p text:style-name="P51"/>
        </text:list-item>
        <text:list-item>
          <text:p text:style-name="P51"><text:soft-page-break/>Boot failure</text:p>
          <text:list>
            <text:list-item>
              <text:p text:style-name="P51">If the server is stuck on grub </text:p>
              <text:list>
                <text:list-item>
                  <text:p text:style-name="P62"><text:span text:style-name="T6">then press </text:span><text:span text:style-name="T5">ENTER</text:span><text:span text:style-name="T6"> key</text:span></text:p>
                </text:list-item>
                <text:list-item>
                  <text:p text:style-name="P51">if it doesn’t boot up you may need to repair grub</text:p>
                  <text:list>
                    <text:list-item>
                      <text:p text:style-name="P51">boot with an Ubuntu start up disk</text:p>
                    </text:list-item>
                    <text:list-item>
                      <text:p text:style-name="P63"><text:span text:style-name="T6">install boot-repair </text:span><text:span text:style-name="T11">using the following steps</text:span></text:p>
                      <text:list>
                        <text:list-item>
                          <text:p text:style-name="P64">sudo <text:s/>add-apt-repository ppa:yannubuntu/boot-repair</text:p>
                        </text:list-item>
                        <text:list-item>
                          <text:p text:style-name="P64">sudo apt-get update</text:p>
                        </text:list-item>
                        <text:list-item>
                          <text:p text:style-name="P64">sudo apt-get install -y boot-repair &amp;&amp; <text:s/>boot-repair</text:p>
                        </text:list-item>
                      </text:list>
                    </text:list-item>
                    <text:list-item>
                      <text:p text:style-name="P52">Repair grub with boot repair</text:p>
                    </text:list-item>
                    <text:list-item>
                      <text:p text:style-name="P53">Restart server</text:p>
                    </text:list-item>
                  </text:list>
                </text:list-item>
              </text:list>
            </text:list-item>
          </text:list>
          <text:p text:style-name="P63"><text:span text:style-name="T6">NB: </text:span><text:span text:style-name="T11">re-cloning</text:span><text:span text:style-name="T6"> of server(Last resort)</text:span></text:p>
        </text:list-item>
        <text:list-item>
          <text:p text:style-name="P63"><text:span text:style-name="T6">Login Failur</text:span><text:span text:style-name="T12">e</text:span></text:p>
          <text:list>
            <text:list-item>
              <text:p text:style-name="P63"><text:span text:style-name="T6">Make sure </text:span><text:span text:style-name="T11">user name</text:span><text:span text:style-name="T6"> and password are correc</text:span><text:span text:style-name="T12">t</text:span></text:p>
            </text:list-item>
            <text:list-item>
              <text:p text:style-name="P53">If credentials are correct</text:p>
              <text:list>
                <text:list-item>
                  <text:p text:style-name="P53">change password using recovery mode</text:p>
                  <text:list>
                    <text:list-item>
                      <text:p text:style-name="P53">reboot server </text:p>
                    </text:list-item>
                    <text:list-item>
                      <text:p text:style-name="P53">press shift repeatedly until grub shows on screen</text:p>
                    </text:list-item>
                    <text:list-item>
                      <text:p text:style-name="P53">select advanced options</text:p>
                    </text:list-item>
                    <text:list-item>
                      <text:p text:style-name="P53">select recovery mode</text:p>
                    </text:list-item>
                    <text:list-item>
                      <text:p text:style-name="P53">select root</text:p>
                    </text:list-item>
                    <text:list-item>
                      <text:p text:style-name="P53">change the password by using the command:</text:p>
                      <text:list>
                        <text:list-item>
                          <text:p text:style-name="P53">passwd</text:p>
                        </text:list-item>
                      </text:list>
                    </text:list-item>
                    <text:list-item>
                      <text:p text:style-name="P53">restart serv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6">Corrupted File System</text:p>
          <text:list>
            <text:list-item>
              <text:p text:style-name="P66">Steps to be taken:</text:p>
              <text:list>
                <text:list-item>
                  <text:p text:style-name="P67">boot with an Ubuntu start up disk</text:p>
                </text:list-item>
                <text:list-item>
                  <text:p text:style-name="P66">go to terminal and run the following command:</text:p>
                  <text:list>
                    <text:list-item>
                      <text:p text:style-name="P65"><text:span text:style-name="T21">fsck /dev/</text:span><text:span text:style-name="T22">PARTITION_NAME</text:span></text:p>
                      <text:list>
                        <text:list-item>
                          <text:p text:style-name="P66">eg. fsck /dev/sda1</text:p>
                        </text:list-item>
                      </text:list>
                    </text:list-item>
                  </text:list>
                </text:list-item>
                <text:list-item>
                  <text:p text:style-name="P66">restart server</text:p>
                </text:list-item>
              </text:list>
            </text:list-item>
          </text:list>
        </text:list-item>
      </text:list>
      <text:list xml:id="list4040550776006971487" text:style-name="L5">
        <text:list-header>
          <text:p text:style-name="P68"/>
        </text:list-header>
      </text:list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h text:style-name="Heading_20_1" text:outline-level="1"><text:soft-page-break/><text:span text:style-name="T31">DATA </text:span><text:span text:style-name="T32">LOSS RESPONSE &amp; RECOVERY</text:span><text:span text:style-name="T13"><text:tab/></text:span></text:h>
      <text:p text:style-name="P11">Introduction</text:p>
      <text:p text:style-name="P19">For <text:span text:style-name="T33">data</text:span> recovery the following equipment is needed</text:p>
      <text:list xml:id="list101745006824866" text:continue-list="list101746041601133" text:style-name="L1">
        <text:list-item>
          <text:p text:style-name="P35">Monitor</text:p>
        </text:list-item>
        <text:list-item>
          <text:p text:style-name="P35">Keyboard</text:p>
        </text:list-item>
        <text:list-item>
          <text:p text:style-name="P35">Flash drive with Ubuntu desktop and clonezzilla</text:p>
        </text:list-item>
        <text:list-item>
          <text:p text:style-name="P35">laptop</text:p>
        </text:list-item>
        <text:list-item>
          <text:p text:style-name="P35">Screw drivers</text:p>
        </text:list-item>
        <text:list-item>
          <text:p text:style-name="P54">Network cable</text:p>
        </text:list-item>
        <text:list-item>
          <text:p text:style-name="P55">Manual records</text:p>
        </text:list-item>
        <text:list-item>
          <text:p text:style-name="P55">BDE clerks</text:p>
        </text:list-item>
        <text:list-item>
          <text:p text:style-name="P55">Workstations for BDE</text:p>
        </text:list-item>
        <text:list-item>
          <text:p text:style-name="P55">Replacement HDD</text:p>
        </text:list-item>
      </text:list>
      <text:p text:style-name="P58"/>
      <text:p text:style-name="P12">Steps to be taken:</text:p>
      <text:list xml:id="list5717318571329688774" text:style-name="L6">
        <text:list-item>
          <text:p text:style-name="P56">Data Status</text:p>
          <text:list>
            <text:list-item>
              <text:p text:style-name="P56">Check the scheduled backups</text:p>
            </text:list-item>
            <text:list-item>
              <text:p text:style-name="P56">Verify latest time stamps on datasets’ auto-dumps</text:p>
            </text:list-item>
            <text:list-item>
              <text:p text:style-name="P56">If the latest dump is more than 24 hours from the point of failure; then there is a need for BDE</text:p>
              <text:list>
                <text:list-item>
                  <text:p text:style-name="P56">Manual Recovery</text:p>
                  <text:list>
                    <text:list-item>
                      <text:p text:style-name="P56">BDE is done from manual records made after time-stamp of latest dump</text:p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p text:style-name="P57"/>
      <text:list xml:id="list101744849975930" text:continue-list="list1190699795457292845" text:style-name="L4">
        <text:list-item>
          <text:list>
            <text:list-item>
              <text:list>
                <text:list-header>
                  <text:p text:style-name="P49"/>
                </text:list-header>
              </text:list>
            </text:list-item>
          </text:list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Heading_20_1" text:outline-level="1" text:is-list-header="true"><text:soft-page-break/></text:h>
      <text:h text:style-name="Heading_20_1" text:outline-level="1">DATA <text:span text:style-name="T34">RECORDING</text:span> DURING DOWNTIME</text:h>
      <text:p text:style-name="P18"/>
      <text:p text:style-name="P17">Items needed:</text:p>
      <text:p text:style-name="P19">For <text:span text:style-name="T33">data</text:span> recovery the following equipment is needed</text:p>
      <text:list xml:id="list101746214002060" text:continue-list="list101745006824866" text:style-name="L1">
        <text:list-item>
          <text:p text:style-name="P35">Monitor</text:p>
        </text:list-item>
        <text:list-item>
          <text:p text:style-name="P35">Keyboard</text:p>
        </text:list-item>
        <text:list-item>
          <text:p text:style-name="P35">Flash drive with Ubuntu desktop and <text:span text:style-name="T34">C</text:span>lonezzilla</text:p>
        </text:list-item>
        <text:list-item>
          <text:p text:style-name="P35"><text:span text:style-name="T34">L</text:span>aptop</text:p>
        </text:list-item>
        <text:list-item>
          <text:p text:style-name="P35">Screw drivers</text:p>
        </text:list-item>
        <text:list-item>
          <text:p text:style-name="P54">Network cable</text:p>
        </text:list-item>
        <text:list-item>
          <text:p text:style-name="P55">Manual records</text:p>
        </text:list-item>
        <text:list-item>
          <text:p text:style-name="P55">BDE clerks</text:p>
        </text:list-item>
        <text:list-item>
          <text:p text:style-name="P69">Workstations for BDE</text:p>
        </text:list-item>
      </text:list>
      <text:list xml:id="list3885254696815591213" text:style-name="L7">
        <text:list-item>
          <text:p text:style-name="P70">Registers</text:p>
        </text:list-item>
        <text:list-item>
          <text:p text:style-name="P70">Manual Forms</text:p>
        </text:list-item>
      </text:list>
      <text:p text:style-name="P18"/>
      <text:p text:style-name="P17">Steps to be taken:</text:p>
      <text:p text:style-name="P17"/>
      <text:list xml:id="list8902589478269307575" text:style-name="L8">
        <text:list-item>
          <text:p text:style-name="P71">Users should maintain manual records.</text:p>
        </text:list-item>
        <text:list-item>
          <text:p text:style-name="P71">Identify manual records not captured into the system.</text:p>
        </text:list-item>
        <text:list-item>
          <text:p text:style-name="P72">Make preparations for BDE to be conducted.</text:p>
          <text:list>
            <text:list-item>
              <text:p text:style-name="P72">Identify personnel to conduct BDE (application literate facility staff).</text:p>
            </text:list-item>
            <text:list-item>
              <text:p text:style-name="P72">Identify number of days to conduct BDE (based on missed manual records).</text:p>
            </text:list-item>
            <text:list-item>
              <text:p text:style-name="P72">Communicate gathered information to immediate supervisor.</text:p>
            </text:list-item>
            <text:list-item>
              <text:p text:style-name="P72">Write requisition for BDE process.</text:p>
            </text:list-item>
          </text:list>
        </text:list-item>
        <text:list-item>
          <text:p text:style-name="P73">Conduct BDE.</text:p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GB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, 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orphans="0" fo:widows="0" fo:hyphenation-ladder-count="no-limit"/>
      <style:text-properties style:font-name="Nimbus Roman No9 L" fo:font-family="'Nimbus Roman No9 L', 'Times New Roman'" style:font-family-generic="roman" style:font-pitch="variable" style:letter-kerning="true" style:font-name-asian="DejaVu Sans1" style:font-family-asian="'DejaVu Sans'" style:font-pitch-asian="variable" fo:hyphenate="false" fo:hyphenation-remain-char-count="2" fo:hyphenation-push-char-count="2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Absatz-Standardschriftart" style:family="text"/>
    <style:style style:name="WW-Absatz-Standardschriftart" style:family="text"/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0pt" style:font-size-asian="8.75pt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)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868in" table:align="margins" style:writing-mode="lr-tb"/>
    </style:style>
    <style:style style:name="Table1.A" style:family="table-column">
      <style:table-column-properties style:column-width="3.3646in" style:rel-column-width="32975*"/>
    </style:style>
    <style:style style:name="Table1.B" style:family="table-column">
      <style:table-column-properties style:column-width="3.3222in" style:rel-column-width="32560*"/>
    </style:style>
    <style:style style:name="Table1.A1" style:family="table-cell">
      <style:table-cell-properties style:vertical-align="bottom" fo:padding="0in" fo:border="none"/>
    </style:style>
    <style:style style:name="Table1.B1" style:family="table-cell">
      <style:table-cell-properties fo:padding="0in" fo:border="none"/>
    </style:style>
    <style:style style:name="MP1" style:family="paragraph" style:parent-style-name="Header">
      <style:paragraph-properties fo:text-align="start" style:justify-single-word="false"/>
      <style:text-properties fo:language="zxx" fo:country="none" style:language-asian="zxx" style:country-asian="non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MP4" style:family="paragraph" style:parent-style-name="Header">
      <style:paragraph-properties fo:text-align="start" style:justify-single-word="false" fo:orphans="2" fo:widows="2" fo:hyphenation-ladder-count="no-limit" style:writing-mode="lr-tb"/>
      <style:text-properties officeooo:paragraph-rsid="00235d05" fo:hyphenate="false" fo:hyphenation-remain-char-count="2" fo:hyphenation-push-char-count="2"/>
    </style:style>
    <style:style style:name="MT1" style:family="text">
      <style:text-properties fo:color="#808080" style:font-name="Arial" fo:font-size="9pt" style:font-size-asian="9pt" style:font-name-complex="Arial" style:font-size-complex="9pt"/>
    </style:style>
    <style:style style:name="MT2" style:family="text">
      <style:text-properties fo:color="#808080" style:font-name="Arial" fo:font-size="9pt" fo:language="zxx" fo:country="none" fo:font-weight="normal" officeooo:rsid="00235d05" style:font-name-asian="Times New Roman" style:font-size-asian="9pt" style:language-asian="zxx" style:country-asian="none" style:font-weight-asian="normal" style:font-name-complex="Arial" style:font-size-complex="9pt" style:language-complex="ar" style:country-complex="SA" style:font-weight-complex="normal"/>
    </style:style>
    <style:style style:name="MT3" style:family="text">
      <style:text-properties fo:color="#808080" style:font-name="Arial" fo:font-size="9pt" fo:language="zxx" fo:country="none" fo:font-weight="normal" style:font-name-asian="Times New Roman" style:font-size-asian="9pt" style:language-asian="zxx" style:country-asian="none" style:font-weight-asian="normal" style:font-name-complex="Arial" style:font-size-complex="9pt" style:language-complex="ar" style:country-complex="SA" style:font-weight-complex="normal"/>
    </style:style>
    <style:style style:name="Mfr1" style:family="graphic" style:parent-style-name="Graphics">
      <style:graphic-properties fo:margin-left="0in" fo:margin-right="0in" style:vertical-pos="top" style:vertical-rel="line" style:horizontal-pos="center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 style:mirror="none" fo:clip="rect(0in, 0in, 0in, 0.6547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7902in" fo:margin-bottom="0.7902in" fo:margin-left="0.7902in" fo:margin-right="0.7902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Strong_20_Emphasis"><text:span text:style-name="MT1">Baobab Health Trust </text:span></text:span><text:span text:style-name="MT1">PO Box 31797, Lilongwe 3, Malawi</text:span></text:p>
            </table:table-cell>
            <table:table-cell table:style-name="Table1.B1" office:value-type="string">
              <text:p text:style-name="MP2"><draw:frame draw:style-name="Mfr1" draw:name="graphics1" text:anchor-type="as-char" svg:width="2.1256in" svg:height="0.7598in" draw:z-index="6"><draw:image xlink:href="Pictures/10000000000002CD000000EA3A95F97127D9877F.png" xlink:type="simple" xlink:show="embed" xlink:actuate="onLoad"/></draw:frame></text:p>
            </table:table-cell>
          </table:table-row>
        </table:table>
        <text:p text:style-name="MP3"/>
      </style:header>
      <style:footer>
        <text:p text:style-name="MP4"><text:span text:style-name="Strong_20_Emphasis"><text:span text:style-name="MT2">Recovery Procedures SOP</text:span></text:span><text:span text:style-name="Strong_20_Emphasis"><text:span text:style-name="MT3">- Internal Use Only<text:tab/> <text:s text:c="17"/><text:tab/><text:tab/></text:span></text:span><text:span text:style-name="Strong_20_Emphasis"><text:span text:style-name="MT3"><text:page-number text:select-page="current">6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tayyab.salimullah</meta:initial-creator>
    <meta:creation-date>2009-09-09T22:01:00</meta:creation-date>
    <dc:date>2017-11-03T10:17:44.404474680</dc:date>
    <meta:print-date>2010-05-27T09:51:03.07</meta:print-date>
    <meta:editing-cycles>188</meta:editing-cycles>
    <meta:editing-duration>PT14H8M7S</meta:editing-duration>
    <meta:generator>LibreOffice/5.1.6.2$Linux_X86_64 LibreOffice_project/10m0$Build-2</meta:generator>
    <meta:printed-by>Sue-Ann Chen</meta:printed-by>
    <meta:document-statistic meta:table-count="2" meta:image-count="1" meta:object-count="0" meta:page-count="7" meta:paragraph-count="183" meta:word-count="1058" meta:character-count="5819" meta:non-whitespace-character-count="5044"/>
    <meta:user-defined meta:name="Info 1"/>
    <meta:user-defined meta:name="Info 2"/>
    <meta:user-defined meta:name="Info 3"/>
    <meta:user-defined meta:name="Info 4"/>
  </office:meta>
</office:document-meta>
</file>